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2pt" style:font-size-asian="12pt" style:font-size-complex="12pt"/>
    </style:style>
    <style:style style:name="P2" style:family="paragraph" style:parent-style-name="Preformatted_20_Text">
      <style:text-properties style:font-name="Liberation Serif" fo:font-size="12pt" officeooo:paragraph-rsid="00136e94" style:font-size-asian="12pt" style:font-size-complex="12pt"/>
    </style:style>
    <style:style style:name="P3" style:family="paragraph" style:parent-style-name="Preformatted_20_Text">
      <style:text-properties style:font-name="Liberation Serif" fo:font-size="12pt" officeooo:paragraph-rsid="0014a9c1" style:font-size-asian="12pt" style:font-size-complex="12pt"/>
    </style:style>
    <style:style style:name="P4" style:family="paragraph" style:parent-style-name="Preformatted_20_Text">
      <style:text-properties style:font-name="Liberation Serif" fo:font-size="12pt" officeooo:paragraph-rsid="0018849c" style:font-size-asian="12pt" style:font-size-complex="12pt"/>
    </style:style>
    <style:style style:name="P5" style:family="paragraph" style:parent-style-name="Preformatted_20_Text"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P6" style:family="paragraph" style:parent-style-name="Preformatted_20_Text">
      <style:text-properties style:font-name="Liberation Serif" fo:font-size="12pt" style:text-underline-style="solid" style:text-underline-width="auto" style:text-underline-color="font-color" fo:font-weight="normal" officeooo:paragraph-rsid="0014a9c1" style:font-size-asian="12pt" style:font-weight-asian="normal" style:font-size-complex="12pt" style:font-weight-complex="normal"/>
    </style:style>
    <style:style style:name="P7" style:family="paragraph" style:parent-style-name="Preformatted_20_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P8" style:family="paragraph" style:parent-style-name="Preformatted_20_Text">
      <style:text-properties officeooo:paragraph-rsid="00122e95"/>
    </style:style>
    <style:style style:name="P9" style:family="paragraph" style:parent-style-name="Preformatted_20_Text">
      <style:text-properties style:font-name="Liberation Serif" fo:font-size="12pt" style:font-size-asian="12pt" style:font-size-complex="12pt"/>
    </style:style>
    <style:style style:name="P10" style:family="paragraph" style:parent-style-name="Preformatted_20_Text">
      <style:text-properties style:font-name="Liberation Serif" fo:font-size="12pt" officeooo:paragraph-rsid="0023db6c" style:font-size-asian="12pt" style:font-size-complex="12pt"/>
    </style:style>
    <style:style style:name="P11" style:family="paragraph" style:parent-style-name="Preformatted_20_Text">
      <style:text-properties style:font-name="Liberation Serif" fo:font-size="12pt" officeooo:rsid="0025829e" officeooo:paragraph-rsid="0025829e" style:font-size-asian="12pt" style:font-size-complex="12pt"/>
    </style:style>
    <style:style style:name="P12" style:family="paragraph" style:parent-style-name="Preformatted_20_Text">
      <style:text-properties style:font-name="Liberation Serif" fo:font-size="12pt" officeooo:paragraph-rsid="0014a9c1" style:font-size-asian="12pt" style:font-size-complex="12pt"/>
    </style:style>
    <style:style style:name="P13" style:family="paragraph" style:parent-style-name="Preformatted_20_Text">
      <style:text-properties style:font-name="Liberation Serif" fo:font-size="12pt" officeooo:paragraph-rsid="00275834" style:font-size-asian="12pt" style:font-size-complex="12pt"/>
    </style:style>
    <style:style style:name="P14" style:family="paragraph" style:parent-style-name="Preformatted_20_Text">
      <style:text-properties style:font-name="Liberation Serif" fo:font-size="12pt" officeooo:paragraph-rsid="0015c18b" style:font-size-asian="12pt" style:font-size-complex="12pt"/>
    </style:style>
    <style:style style:name="P15" style:family="paragraph" style:parent-style-name="Preformatted_20_Text">
      <style:text-properties officeooo:paragraph-rsid="00275834"/>
    </style:style>
    <style:style style:name="P16" style:family="paragraph" style:parent-style-name="Preformatted_20_Text">
      <style:text-properties officeooo:rsid="00275834" officeooo:paragraph-rsid="002964ec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style:font-name-asian="Noto Sans Mono CJK SC" style:font-size-asian="12pt" style:font-name-complex="Liberation Mono" style:font-size-complex="12pt"/>
    </style:style>
    <style:style style:name="T3" style:family="text">
      <style:text-properties style:font-name="Liberation Serif" fo:font-size="12pt" officeooo:rsid="00122e95" style:font-name-asian="Noto Sans Mono CJK SC" style:font-size-asian="12pt" style:font-name-complex="Liberation Mono" style:font-size-complex="12pt"/>
    </style:style>
    <style:style style:name="T4" style:family="text">
      <style:text-properties style:font-name="Liberation Serif" fo:font-size="12pt" officeooo:rsid="0020e828" style:font-name-asian="Noto Sans Mono CJK SC" style:font-size-asian="12pt" style:font-name-complex="Liberation Mono" style:font-size-complex="12pt"/>
    </style:style>
    <style:style style:name="T5" style:family="text">
      <style:text-properties style:font-name="Liberation Serif" fo:font-size="12pt" officeooo:rsid="00275834" style:font-name-asian="Noto Sans Mono CJK SC" style:font-size-asian="12pt" style:font-name-complex="Liberation Mono" style:font-size-complex="12pt"/>
    </style:style>
    <style:style style:name="T6" style:family="text">
      <style:text-properties style:font-name="Liberation Serif" fo:font-size="12pt" officeooo:rsid="0028972a" style:font-name-asian="Noto Sans Mono CJK SC" style:font-size-asian="12pt" style:font-name-complex="Liberation Mono" style:font-size-complex="12pt"/>
    </style:style>
    <style:style style:name="T7" style:family="text">
      <style:text-properties style:font-name="Liberation Serif" fo:font-size="12pt" officeooo:rsid="002964ec" style:font-name-asian="Noto Sans Mono CJK SC" style:font-size-asian="12pt" style:font-name-complex="Liberation Mono" style:font-size-complex="12pt"/>
    </style:style>
    <style:style style:name="T8" style:family="text">
      <style:text-properties style:font-name="Liberation Serif" fo:font-size="12pt" fo:font-style="italic" officeooo:rsid="00275834" style:font-name-asian="Noto Sans Mono CJK SC" style:font-size-asian="12pt" style:font-style-asian="italic" style:font-name-complex="Liberation Mono" style:font-size-complex="12pt" style:font-style-complex="italic"/>
    </style:style>
    <style:style style:name="T9" style:family="text">
      <style:text-properties style:font-name="Liberation Serif" fo:font-size="12pt" fo:font-style="italic" officeooo:rsid="002964ec" style:font-name-asian="Noto Sans Mono CJK SC" style:font-size-asian="12pt" style:font-style-asian="italic" style:font-name-complex="Liberation Mono" style:font-size-complex="12pt" style:font-style-complex="italic"/>
    </style:style>
    <style:style style:name="T10" style:family="text">
      <style:text-properties style:font-name="Liberation Serif" fo:font-size="12pt" fo:font-style="italic" officeooo:rsid="00122e95" style:font-name-asian="Noto Sans Mono CJK SC" style:font-size-asian="12pt" style:font-style-asian="italic" style:font-name-complex="Liberation Mono" style:font-size-complex="12pt" style:font-style-complex="italic"/>
    </style:style>
    <style:style style:name="T11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Liberation Serif" fo:font-size="12pt" fo:font-weight="normal" officeooo:rsid="0023db6c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22c440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23db6c" style:font-name-asian="Noto Sans Mono CJK SC" style:font-size-asian="12pt" style:font-weight-asian="normal" style:font-name-complex="Liberation Mono" style:font-size-complex="12pt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275834" style:font-style-asian="italic" style:font-style-complex="italic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27583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5">Node:</text:span> gps_buoy</text:p>
      <text:p text:style-name="Preformatted_20_Text"><text:span text:style-name="T11">Function: </text:span><text:span text:style-name="T12">Hover underwater</text:span><text:span text:style-name="T14"> t</text:span><text:span text:style-name="T13">o </text:span><text:span text:style-name="T12">GPS </text:span><text:span text:style-name="T13">waypoint</text:span><text:span text:style-name="T12">s</text:span><text:span text:style-name="T13"> through a floating </text:span><text:span text:style-name="T12">GPS </text:span><text:span text:style-name="T13">buoy on the water surface connected to the MONSUN via a cable</text:span></text:p>
      <text:p text:style-name="P10"><text:span text:style-name="T15">Package:</text:span><text:span text:style-name="T18"> gps_buoy </text:span></text:p>
      <text:p text:style-name="P1"/>
      <text:p text:style-name="P5">Topics</text:p>
      <text:p text:style-name="P1"/>
      <text:p text:style-name="P7">Publishers</text:p>
      <text:p text:style-name="P8"><text:span text:style-name="T1"><text:tab/></text:span><text:span text:style-name="T3">/monsun_gps_estimated [monsun_msgs/Xsens700Position] // </text:span><text:span text:style-name="T6">estimated robot’s position w.r.t. the GPS buoy</text:span></text:p>
      <text:p text:style-name="P1"/>
      <text:p text:style-name="P7">Subscribers</text:p>
      <text:p text:style-name="P11"><text:tab/>/ms5803/depth [std_msgs/Float64]</text:p>
      <text:p text:style-name="P11"><text:tab/>/xsens/gps [monsun_msgs/Xsens700Position]</text:p>
      <text:p text:style-name="P11"><text:tab/>/xsens/imu [geometry_msgs/Vector3]</text:p>
      <text:p text:style-name="P1"/>
      <text:p text:style-name="P5">Services</text:p>
      <text:p text:style-name="P1"/>
      <text:p text:style-name="P13"><text:tab/>/gps_buoy/enable [std_srvs/SetBool] Enable/disable<text:span text:style-name="T16"> </text:span><text:span text:style-name="T17">gps_buoy</text:span> node</text:p>
      <text:p text:style-name="P1"/>
      <text:p text:style-name="P6">Parameters (Launch)</text:p>
      <text:p text:style-name="P6"/>
      <text:p text:style-name="P3"><text:tab/>gps_cable_length_m: 3.0 </text:p>
      <text:p text:style-name="P3"/>
      <text:p text:style-name="P5">Files</text:p>
      <text:p text:style-name="P1"/>
      <text:p text:style-name="P7">Source</text:p>
      <text:p text:style-name="P2"><text:tab/><text:span text:style-name="T19">gps_buoy_node</text:span>.cpp</text:p>
      <text:p text:style-name="P14"/>
      <text:p text:style-name="P7">Launch</text:p>
      <text:p text:style-name="P15"><text:span text:style-name="T1"><text:tab/></text:span><text:span text:style-name="T5">gps_buoy</text:span><text:span text:style-name="T1">_node.launch // launches </text:span><text:span text:style-name="T8">gps_buoy</text:span><text:span text:style-name="T1"> node only!</text:span></text:p>
      <text:p text:style-name="P4"/>
      <text:p text:style-name="P5">Description</text:p>
      <text:p text:style-name="P5"/>
      <text:p text:style-name="P16"><text:span text:style-name="T4">T</text:span><text:span text:style-name="T2">his node is used to perform hovering and GPS navigation </text:span><text:span text:style-name="T6">simultaneously. </text:span><text:span text:style-name="T7">The robot’s estimated GPS position is also published to </text:span><text:span text:style-name="T9">/</text:span><text:span text:style-name="T10">monsun_gps_estimated</text:span><text:span text:style-name="T3"> </text:span><text:span text:style-name="T7">topic. It is estimated using the GPS buoy’s position, the compass heading, the depth from the pressure sensor and the length of the taut GPS cable (parameter).</text:span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2-26T18:23:52.924080915</dc:date>
    <meta:editing-duration>PT1H17M48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114" meta:character-count="927" meta:non-whitespace-character-count="823"/>
  </office:meta>
</office:document-meta>
</file>